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Text_20_body" style:list-style-name="Numbering_20_1">
      <style:text-properties fo:language="ca" fo:country="ES"/>
    </style:style>
    <style:style style:name="P6" style:family="paragraph" style:parent-style-name="Standard" style:list-style-name="Numbering_20_1"/>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Heading_20_2">Demanar Pressupost Comanda</text:p>
      <text:p text:style-name="Heading_20_3">Descripció del curs típic d'esdeveniments</text:p>
      <text:h text:style-name="Heading_20_4" text:outline-level="4">Actors</text:h>
      <text:p text:style-name="Text_20_body">Client registrat, gestor de comandes.</text:p>
      <text:h text:style-name="Heading_20_4" text:outline-level="4">Precondicions</text:h>
      <text:list text:style-name="Numbering_20_1">
        <text:list-item>
          <text:p text:style-name="P5">L'usuari del cas d'ús està registrat i és un Gestor de Comandes o un Client</text:p>
        </text:list-item>
      </text:list>
      <text:h text:style-name="Heading_20_4" text:outline-level="4">Flux principal</text:h>
      <text:list text:style-name="Numbering_20_1">
        <text:list-item text:start-value="1">
          <text:p text:style-name="P6">Si l'usuari és gestor de comandes escull el client del pressupost</text:p>
        </text:list-item>
        <text:list-item>
          <text:p text:style-name="P6">Es tria origen, destinació, intèrval de recollida, intèrval d'entrega, persona de recollida i persona d'entrega</text:p>
        </text:list-item>
        <text:list-item>
          <text:p text:style-name="P6">Per cada embalum de la comanda es tria tipus de producte, quantitat, volum, pes i característiques especials</text:p>
        </text:list-item>
        <text:list-item>
          <text:p text:style-name="P6">El sistema processa l'informació i li retorna una resposta amb els preus i les opcions diferents que pot triar</text:p>
        </text:list-item>
        <text:list-item>
          <text:p text:style-name="P6">El sistema enregistra els pressupostos retornats</text:p>
        </text:list-item>
        <text:list-item>
          <text:p text:style-name="P6">Si l'usuari vol pot confirmar el pressupost que trii en aquest moment</text:p>
        </text:list-item>
      </text:list>
      <text:h text:style-name="Heading_20_4" text:outline-level="4" text:is-list-header="true">Flux Alternatiu: El sistema no pot decidir la viabilitat o preu de l'oferta</text:h>
      <text:list text:style-name="Numbering_20_1">
        <text:list-item text:start-value="1">
          <text:p text:style-name="P6">El sistema mostra els paràmetres no resolubles pel sistema del pressupost i se li dóna l'opció de tornar al punt 2 del flux principal i tornar a provar de processar l'informació</text:p>
        </text:list-item>
        <text:list-item>
          <text:p text:style-name="P6">Si es tira endavant amb els mateixos paràmetres:</text:p>
        </text:list-item>
        <text:list-item>
          <text:p text:style-name="P6">Si és un client l'actor que usa el sistema, <text:s/>el sistema envia la petició al gestor de comandes per a que la tracti. El sistema mostra un missatge indicant la situació i asegurant-li que en breu rebrà una resposta. També li mostra telèfons i mails de contacte junt amb el número de referència de la seva petició.</text:p>
        </text:list-item>
        <text:list-item>
          <text:p text:style-name="P6">El gestor de comandes després de resoldre les parts conflictives de la petició introdueix manualment la informació dels pressupostos</text:p>
        </text:list-item>
        <text:list-item>
          <text:p text:style-name="P6">El sistema enregistra els pressupostos i els envia per e-mail al client corresponent</text:p>
        </text:list-item>
      </text:list>
      <text:p text:style-name="P3">Diagrama de seqüència Actor-Sistema</text:p>
      <text:p text:style-name="Text_20_body"><draw:frame draw:style-name="fr2" draw:name="graphics1" text:anchor-type="paragraph" svg:width="16.775cm" svg:height="11.624cm" draw:z-index="0"><draw:image xlink:href="../Imatges/DSCU_DemanarPressupostComanda.jpeg" xlink:type="simple" xlink:show="embed" xlink:actuate="onLoad"/></draw:frame></text:p>
      <text:p text:style-name="P3">Storyboards</text:p>
      <text:h text:style-name="Heading_20_4" text:outline-level="4">Pantalla de petició de pressupost</text:h>
      <text:p text:style-name="Text_20_body">Des d'aquí l'usuari podrà introduir totes les dades necessàries per a poder enviar una petició per a rebre presssupostos per a una comanda</text:p>
      <text:h text:style-name="Heading_20_4" text:outline-level="4"><draw:frame draw:style-name="fr3" draw:name="graphics2" text:anchor-type="paragraph" svg:width="13.619cm" svg:height="9.968cm" draw:z-index="11"><draw:image xlink:href="../Storyboards/demanar_pressupost_p1.jpg" xlink:type="simple" xlink:show="embed" xlink:actuate="onLoad"/></draw:frame>Pantalla dels pressupostos generats</text:h>
      <text:p text:style-name="P4">En cas de que es pugui calcular automàticament el pressupost es mostraran les dades de tots els generats aquí. Si es desitja des d'aquí ja es podrà confirmar un dels pressupostos mostrats.</text:p>
      <text:p text:style-name="P4"><draw:frame draw:style-name="fr4" draw:name="graphics3" text:anchor-type="paragraph" svg:x="1.734cm" svg:y="0.222cm" svg:width="12.053cm" svg:height="5.95cm" draw:z-index="12"><draw:image xlink:href="../Storyboards/demanar_pressupost_comanda_resultat.jpg" xlink:type="simple" xlink:show="embed" xlink:actuate="onLoad"/></draw:frame></text:p>
      <text:h text:style-name="P2" text:outline-level="4">Pantalla d'avís de petició no calculable automàticament</text:h>
      <text:p text:style-name="P4"><draw:frame draw:style-name="fr4" draw:name="graphics4" text:anchor-type="paragraph" svg:x="4.701cm" svg:y="1.372cm" svg:width="7.726cm" svg:height="5.413cm" draw:z-index="8"><draw:image xlink:href="../Storyboards/demanar_pressupost_comanda_excepcio.jpg" xlink:type="simple" xlink:show="embed" xlink:actuate="onLoad"/></draw:frame>En cas que la petició introduida no sigui calculable automàticament i l'usuari sigui un client es mostrarà aquesta finestra</text:p>
      <text:p text:style-name="Heading_20_3">Mapa Navegacional</text:p>
      <text:p text:style-name="Text_20_body"><draw:frame draw:style-name="fr5" draw:name="graphics5" text:anchor-type="paragraph" svg:y="0.175cm" svg:width="16.457cm" svg:height="12.739cm" draw:z-index="1"><draw:image xlink:href="../Storyboards/mapa_navegacional_DemanarPressupostComanda.jpg" xlink:type="simple" xlink:show="embed" xlink:actuate="onLoad"/></draw:frame></text:p>
      <text:p text:style-name="P3">Realització del cas d'ús</text:p>
      <text:h text:style-name="Heading_20_4" text:outline-level="4">VOPC</text:h>
      <text:p text:style-name="Text_20_body">Destacarem d'aquest diagrama l'aparició del controlador Planificador ja que l'usarem per a la pressupostació automàtica.</text:p>
      <text:h text:style-name="Heading_20_4" text:outline-level="4"><draw:frame draw:style-name="fr3" draw:name="graphics6" text:anchor-type="paragraph" svg:width="14.393cm" svg:height="6.687cm" draw:z-index="9"><draw:image xlink:href="../../../Analysis%20and%20Design/Software%20Architecture%20Document/SubDocs/Imatges/Use%20Case/VOPC_DemanarPressupostComanda.jpeg" xlink:type="simple" xlink:show="embed" xlink:actuate="onLoad"/></draw:frame></text:h>
      <text:h text:style-name="P2" text:outline-level="4">Diagrama de seqüència</text:h>
      <text:p text:style-name="Text_20_body"><draw:frame draw:style-name="fr2" draw:name="graphics7" text:anchor-type="paragraph" svg:width="11.7cm" svg:height="20.784cm" draw:z-index="10"><draw:image xlink:href="../../../Analysis%20and%20Design/Software%20Architecture%20Document/SubDocs/Imatges/Use%20Case/DS_DemanarPressupostComanda.jpe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7"><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6-08T00:00:04</dc:date>
    <dc:language>en-US</dc:language>
    <meta:editing-cycles>21</meta:editing-cycles>
    <meta:editing-duration>PT5H36M45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8" meta:object-count="0" meta:page-count="6" meta:paragraph-count="36" meta:word-count="383" meta:character-count="2418"/>
  </office:meta>
</office:document-meta>
</file>